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2"/>
    <style:style style:name="P2" style:family="paragraph" style:parent-style-name="Text_20_body" style:list-style-name="L2">
      <style:paragraph-properties fo:margin-top="0cm" fo:margin-bottom="0cm" style:contextual-spacing="false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Text_20_body">
      <style:text-properties fo:font-weight="bold" officeooo:paragraph-rsid="001137c1" style:font-weight-asian="bold" style:font-weight-complex="bold"/>
    </style:style>
    <style:style style:name="P5" style:family="paragraph" style:parent-style-name="Text_20_body" style:list-style-name="L11">
      <style:text-properties fo:font-weight="bold" style:font-weight-asian="bold" style:font-weight-complex="bold"/>
    </style:style>
    <style:style style:name="P6" style:family="paragraph" style:parent-style-name="Text_20_body" style:list-style-name="L13">
      <style:text-properties fo:font-weight="bold" style:font-weight-asian="bold" style:font-weight-complex="bold"/>
    </style:style>
    <style:style style:name="P7" style:family="paragraph" style:parent-style-name="Text_20_body" style:list-style-name="L15">
      <style:text-properties fo:font-weight="bold" style:font-weight-asian="bold" style:font-weight-complex="bold"/>
    </style:style>
    <style:style style:name="P8" style:family="paragraph" style:parent-style-name="Text_20_body" style:list-style-name="L17">
      <style:text-properties fo:font-weight="bold" style:font-weight-asian="bold" style:font-weight-complex="bold"/>
    </style:style>
    <style:style style:name="P9" style:family="paragraph" style:parent-style-name="Text_20_body" style:list-style-name="L19">
      <style:text-properties fo:font-weight="bold" style:font-weight-asian="bold" style:font-weight-complex="bold"/>
    </style:style>
    <style:style style:name="P10" style:family="paragraph" style:parent-style-name="Text_20_body" style:list-style-name="L21">
      <style:text-properties fo:font-weight="bold" style:font-weight-asian="bold" style:font-weight-complex="bold"/>
    </style:style>
    <style:style style:name="P11" style:family="paragraph" style:parent-style-name="Text_20_body">
      <style:text-properties officeooo:rsid="001137c1" officeooo:paragraph-rsid="001137c1"/>
    </style:style>
    <style:style style:name="P12" style:family="paragraph" style:parent-style-name="Text_20_body" style:list-style-name="L4"/>
    <style:style style:name="P13" style:family="paragraph" style:parent-style-name="Text_20_body" style:list-style-name="L4">
      <style:paragraph-properties fo:margin-top="0cm" fo:margin-bottom="0cm" style:contextual-spacing="false"/>
    </style:style>
    <style:style style:name="P14" style:family="paragraph" style:parent-style-name="Text_20_body">
      <style:text-properties officeooo:paragraph-rsid="001137c1"/>
    </style:style>
    <style:style style:name="P15" style:family="paragraph" style:parent-style-name="Text_20_body" style:list-style-name="L6"/>
    <style:style style:name="P16" style:family="paragraph" style:parent-style-name="Text_20_body" style:list-style-name="L6">
      <style:paragraph-properties fo:margin-top="0cm" fo:margin-bottom="0cm" style:contextual-spacing="false"/>
    </style:style>
    <style:style style:name="P17" style:family="paragraph" style:parent-style-name="Text_20_body" style:list-style-name="L8"/>
    <style:style style:name="P18" style:family="paragraph" style:parent-style-name="Text_20_body" style:list-style-name="L8">
      <style:paragraph-properties fo:margin-top="0cm" fo:margin-bottom="0cm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cm" fo:margin-bottom="0cm" style:contextual-spacing="false"/>
    </style:style>
    <style:style style:name="P21" style:family="paragraph" style:parent-style-name="Text_20_body" style:list-style-name="L12"/>
    <style:style style:name="P22" style:family="paragraph" style:parent-style-name="Text_20_body" style:list-style-name="L12">
      <style:paragraph-properties fo:margin-top="0cm" fo:margin-bottom="0cm" style:contextual-spacing="false"/>
    </style:style>
    <style:style style:name="P23" style:family="paragraph" style:parent-style-name="Text_20_body" style:list-style-name="L14"/>
    <style:style style:name="P24" style:family="paragraph" style:parent-style-name="Text_20_body" style:list-style-name="L14">
      <style:paragraph-properties fo:margin-top="0cm" fo:margin-bottom="0cm" style:contextual-spacing="false"/>
    </style:style>
    <style:style style:name="P25" style:family="paragraph" style:parent-style-name="Text_20_body" style:list-style-name="L16"/>
    <style:style style:name="P26" style:family="paragraph" style:parent-style-name="Text_20_body" style:list-style-name="L16">
      <style:paragraph-properties fo:margin-top="0cm" fo:margin-bottom="0cm" style:contextual-spacing="false"/>
    </style:style>
    <style:style style:name="P27" style:family="paragraph" style:parent-style-name="Text_20_body" style:list-style-name="L18"/>
    <style:style style:name="P28" style:family="paragraph" style:parent-style-name="Text_20_body" style:list-style-name="L18">
      <style:paragraph-properties fo:margin-top="0cm" fo:margin-bottom="0cm" style:contextual-spacing="false"/>
    </style:style>
    <style:style style:name="P29" style:family="paragraph" style:parent-style-name="Text_20_body" style:list-style-name="L20"/>
    <style:style style:name="P30" style:family="paragraph" style:parent-style-name="Text_20_body" style:list-style-name="L20">
      <style:paragraph-properties fo:margin-top="0cm" fo:margin-bottom="0cm" style:contextual-spacing="false"/>
    </style:style>
    <style:style style:name="P31" style:family="paragraph" style:parent-style-name="Text_20_body">
      <style:text-properties fo:font-style="normal" fo:font-weight="bold" officeooo:paragraph-rsid="001137c1" style:font-style-asian="normal" style:font-weight-asian="bold" style:font-style-complex="normal" style:font-weight-complex="bold"/>
    </style:style>
    <style:style style:name="P32" style:family="paragraph" style:parent-style-name="Text_20_body" style:list-style-name="L22"/>
    <style:style style:name="P33" style:family="paragraph" style:parent-style-name="Text_20_body" style:list-style-name="L22">
      <style:paragraph-properties fo:margin-top="0cm" fo:margin-bottom="0cm" style:contextual-spacing="false"/>
    </style:style>
    <style:style style:name="P34" style:family="paragraph" style:parent-style-name="Text_20_body" style:list-style-name="L24">
      <style:paragraph-properties fo:margin-top="0cm" fo:margin-bottom="0cm" style:contextual-spacing="false"/>
    </style:style>
    <style:style style:name="P35" style:family="paragraph" style:parent-style-name="Text_20_body" style:list-style-name="L24">
      <style:text-properties officeooo:paragraph-rsid="001137c1"/>
    </style:style>
    <style:style style:name="T1" style:family="text">
      <style:text-properties officeooo:rsid="001137c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137c1" style:font-weight-asian="bold" style:font-weight-complex="bold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1.</text:span>Personal Development:</text:p>
      <text:list xml:id="list1807316070" text:style-name="L2">
        <text:list-item>
          <text:p text:style-name="P2">Goal setting</text:p>
        </text:list-item>
        <text:list-item>
          <text:p text:style-name="P2">Time management</text:p>
        </text:list-item>
        <text:list-item>
          <text:p text:style-name="P2">Self-confidence building</text:p>
        </text:list-item>
        <text:list-item>
          <text:p text:style-name="P2">Motivation</text:p>
        </text:list-item>
        <text:list-item>
          <text:p text:style-name="P1">Productivity hacks</text:p>
        </text:list-item>
      </text:list>
      <text:p text:style-name="P4"><text:span text:style-name="T1">2.</text:span>Relationships:</text:p>
      <text:list xml:id="list91038571" text:style-name="L4">
        <text:list-item>
          <text:p text:style-name="P13">Dating advice</text:p>
        </text:list-item>
        <text:list-item>
          <text:p text:style-name="P13">Marriage tips</text:p>
        </text:list-item>
        <text:list-item>
          <text:p text:style-name="P13">Parenting guidance</text:p>
        </text:list-item>
        <text:list-item>
          <text:p text:style-name="P13">Friendship dynamics</text:p>
        </text:list-item>
        <text:list-item>
          <text:p text:style-name="P12">Conflict resolution</text:p>
        </text:list-item>
      </text:list>
      <text:p text:style-name="P14"><text:span text:style-name="T1">3.</text:span><text:span text:style-name="T2">Health and Wellness:</text:span></text:p>
      <text:list xml:id="list1247900799" text:style-name="L6">
        <text:list-item>
          <text:p text:style-name="P16">Fitness routines</text:p>
        </text:list-item>
        <text:list-item>
          <text:p text:style-name="P16">Nutrition tips</text:p>
        </text:list-item>
        <text:list-item>
          <text:p text:style-name="P16">Mental health support</text:p>
        </text:list-item>
        <text:list-item>
          <text:p text:style-name="P16">Stress management techniques</text:p>
        </text:list-item>
        <text:list-item>
          <text:p text:style-name="P15">Sleep improvement strategies</text:p>
        </text:list-item>
      </text:list>
      <text:p text:style-name="P31"><text:span text:style-name="T1">4.</text:span>Career and Professional Development:</text:p>
      <text:p text:style-name="P14"><text:span text:style-name="T4"><text:s text:c="9"/></text:span>Choosing the right major or field of study</text:p>
      <text:list xml:id="list2320455509" text:style-name="L8">
        <text:list-header>
          <text:p text:style-name="P18">Resume writing tips</text:p>
        </text:list-header>
        <text:list-item>
          <text:p text:style-name="P18">Job interview advice</text:p>
        </text:list-item>
        <text:list-item>
          <text:p text:style-name="P18">Career change guidance</text:p>
        </text:list-item>
        <text:list-item>
          <text:p text:style-name="P18">Entrepreneurship insights</text:p>
        </text:list-item>
        <text:list-item>
          <text:p text:style-name="P17">Networking strategies</text:p>
        </text:list-item>
      </text:list>
      <text:list xml:id="list1116560124" text:style-name="L24">
        <text:list-item>
          <text:p text:style-name="P34">Career counseling services</text:p>
        </text:list-item>
        <text:list-item>
          <text:p text:style-name="P34">Job search strategies and resources</text:p>
        </text:list-item>
        <text:list-item>
          <text:p text:style-name="P34">Interview preparation workshops</text:p>
        </text:list-item>
        <text:list-item>
          <text:p text:style-name="P34">Resume writing assistance</text:p>
        </text:list-item>
        <text:list-item>
          <text:p text:style-name="P35">Networking events and seminars</text:p>
          <text:p text:style-name="P35"><text:span text:style-name="T3">5.</text:span><text:span text:style-name="T2">Finance and Money Management:</text:span></text:p>
        </text:list-item>
      </text:list>
      <text:list xml:id="list3524060726" text:style-name="L10">
        <text:list-item>
          <text:p text:style-name="P20">Budgeting techniques</text:p>
        </text:list-item>
        <text:list-item>
          <text:p text:style-name="P20">Saving and investing advice</text:p>
        </text:list-item>
        <text:list-item>
          <text:p text:style-name="P20">Debt management</text:p>
        </text:list-item>
        <text:list-item>
          <text:p text:style-name="P20">Financial planning for retirement</text:p>
        </text:list-item>
        <text:list-item>
          <text:p text:style-name="P19">Side hustle ideas</text:p>
        </text:list-item>
      </text:list>
      <text:list xml:id="list2087474225" text:style-name="L11">
        <text:list-header>
          <text:p text:style-name="P5"><text:span text:style-name="T1">6.</text:span>Education and Learning:</text:p>
        </text:list-header>
      </text:list>
      <text:list xml:id="list75436134" text:style-name="L12">
        <text:list-item>
          <text:p text:style-name="P22">Study skills</text:p>
        </text:list-item>
        <text:list-item>
          <text:p text:style-name="P22">Test-taking strategies</text:p>
        </text:list-item>
        <text:list-item>
          <text:p text:style-name="P22">Online learning platforms reviews</text:p>
        </text:list-item>
        <text:list-item>
          <text:p text:style-name="P22"><text:soft-page-break/>Skill development recommendations</text:p>
        </text:list-item>
        <text:list-item>
          <text:p text:style-name="P21">Career path advice</text:p>
        </text:list-item>
      </text:list>
      <text:list xml:id="list1405882127" text:style-name="L13">
        <text:list-header>
          <text:p text:style-name="P6"><text:span text:style-name="T1">7.</text:span>Home and Lifestyle:</text:p>
        </text:list-header>
      </text:list>
      <text:list xml:id="list1224480506" text:style-name="L14">
        <text:list-item>
          <text:p text:style-name="P24">Home organization tips</text:p>
        </text:list-item>
        <text:list-item>
          <text:p text:style-name="P24">Interior design inspiration</text:p>
        </text:list-item>
        <text:list-item>
          <text:p text:style-name="P24">Gardening advice</text:p>
        </text:list-item>
        <text:list-item>
          <text:p text:style-name="P24">DIY projects</text:p>
        </text:list-item>
        <text:list-item>
          <text:p text:style-name="P23">Travel tips and destination recommendations</text:p>
        </text:list-item>
      </text:list>
      <text:list xml:id="list3784709364" text:style-name="L15">
        <text:list-header>
          <text:p text:style-name="P7"><text:span text:style-name="T1">8.</text:span>Technology and Gadgets:</text:p>
        </text:list-header>
      </text:list>
      <text:list xml:id="list3246929498" text:style-name="L16">
        <text:list-item>
          <text:p text:style-name="P26">Tech product reviews</text:p>
        </text:list-item>
        <text:list-item>
          <text:p text:style-name="P26">Troubleshooting guides</text:p>
        </text:list-item>
        <text:list-item>
          <text:p text:style-name="P26">Software recommendations</text:p>
        </text:list-item>
        <text:list-item>
          <text:p text:style-name="P26">Cybersecurity tips</text:p>
        </text:list-item>
        <text:list-item>
          <text:p text:style-name="P25">Tech news and updates</text:p>
        </text:list-item>
      </text:list>
      <text:list xml:id="list4032380420" text:style-name="L17">
        <text:list-header>
          <text:p text:style-name="P8"><text:span text:style-name="T1">9.</text:span>Arts and Entertainment:</text:p>
        </text:list-header>
      </text:list>
      <text:list xml:id="list3253860266" text:style-name="L18">
        <text:list-item>
          <text:p text:style-name="P28">Book recommendations</text:p>
        </text:list-item>
        <text:list-item>
          <text:p text:style-name="P28">Movie and TV show reviews</text:p>
        </text:list-item>
        <text:list-item>
          <text:p text:style-name="P28">Music suggestions</text:p>
        </text:list-item>
        <text:list-item>
          <text:p text:style-name="P28">Creative writing prompts</text:p>
        </text:list-item>
        <text:list-item>
          <text:p text:style-name="P27">Hobby ideas</text:p>
        </text:list-item>
      </text:list>
      <text:list xml:id="list915478701" text:style-name="L19">
        <text:list-header>
          <text:p text:style-name="P9"><text:span text:style-name="T1">10.</text:span>Food and Cooking:</text:p>
        </text:list-header>
      </text:list>
      <text:list xml:id="list2147992386" text:style-name="L20">
        <text:list-item>
          <text:p text:style-name="P30">Recipes and cooking tips</text:p>
        </text:list-item>
        <text:list-item>
          <text:p text:style-name="P30">Dietary restrictions advice</text:p>
        </text:list-item>
        <text:list-item>
          <text:p text:style-name="P30">Meal planning ideas</text:p>
        </text:list-item>
        <text:list-item>
          <text:p text:style-name="P30">Restaurant reviews</text:p>
        </text:list-item>
        <text:list-item>
          <text:p text:style-name="P29">Food trends and innovations</text:p>
        </text:list-item>
      </text:list>
      <text:list xml:id="list4023046657" text:style-name="L21">
        <text:list-header>
          <text:p text:style-name="P10"><text:span text:style-name="T1">11.</text:span>Academic Support:</text:p>
        </text:list-header>
      </text:list>
      <text:list xml:id="list2384491374" text:style-name="L22">
        <text:list-item>
          <text:p text:style-name="P33">Study techniques for different subjects (e.g., mathematics, science, literature)</text:p>
        </text:list-item>
        <text:list-item>
          <text:p text:style-name="P33">Test preparation strategies (e.g., SAT, GRE, GMAT, TOEFL)</text:p>
        </text:list-item>
        <text:list-item>
          <text:p text:style-name="P32">Academic writing tips (e.g., essays, research papers, thesis)</text:p>
        </text:list-item>
      </text:list>
      <text:p text:style-name="Text_20_body"/>
      <text:p text:style-name="P11"/>
      <text:p text:style-name="P11"/>
      <text:p text:style-name="P11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18:35:36.604257580</meta:creation-date>
    <meta:generator>LibreOffice/7.3.7.2$Linux_X86_64 LibreOffice_project/30$Build-2</meta:generator>
    <dc:date>2024-03-20T19:01:56.957200243</dc:date>
    <meta:editing-duration>PT15M23S</meta:editing-duration>
    <meta:editing-cycles>1</meta:editing-cycles>
    <meta:document-statistic meta:table-count="0" meta:image-count="0" meta:object-count="0" meta:page-count="2" meta:paragraph-count="70" meta:word-count="279" meta:character-count="1769" meta:non-whitespace-character-count="1616"/>
  </office:meta>
</office:document-meta>
</file>